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fix" style:repeat-content="false"/>
      <style:paragraph-properties fo:text-align="end" fo:margin-left="0pt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ackground-color="#ffffff" fo:border-left="none" fo:border-right="0.51pt solid #00000a" fo:border-top="0.06pt solid #00000a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fo:background-color="#ffffff" fo:border-left="none" fo:border-right="0.51pt solid #00000a" fo:border-top="0.06pt solid #00000a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fo:border-left="none" fo:border-right="0.51pt solid #00000a" fo:border-top="0.06pt solid #00000a"/>
      <style:text-properties fo:color="#000000" style:text-outline="false" style:text-line-through-style="none" style:text-line-through-type="none" style:font-name="Calibri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0pt" style:letter-kerning="true" fo:country="US" style:country-asian="SA" style:font-name-asian="Times New Roman" style:font-size-asian="11pt"/>
    </style:style>
    <style:style style:name="T2" style:family="text">
      <style:text-properties fo:color="#000000" style:font-name="Calibri" fo:font-size="9pt" style:letter-kerning="true" fo:country="US" style:country-asian="SA" style:font-name-asian="Times New Roman" style:font-size-asian="11pt"/>
    </style:style>
    <style:style style:name="T3" style:family="text">
      <style:text-properties fo:color="#000000" style:font-name="Calibri" style:letter-kerning="true" fo:country="US" style:country-asian="SA" style:font-name-asian="Times New Roman" style:font-size-asian="11pt" fo:font-size="10pt"/>
    </style:style>
    <style:style style:name="T4" style:family="text">
      <style:text-properties fo:color="#000000" style:font-name="Calibri" style:letter-kerning="true" fo:country="US" style:country-asian="SA" style:font-name-asian="Times New Roman" style:font-size-asian="11pt" fo:font-size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rac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ews, 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ws, 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y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tle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uman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e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es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i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ns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sho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loun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a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own, 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own, 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Bullard/<text:span text:style-name="T1">Counts</text:span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tl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yer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rle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rloc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rn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astai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la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ark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ime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llin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o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<text:span text:style-name="T2">Corthe</text:span><text:span text:style-name="T3">ll</text:span><text:span text:style-name="T4">/Koumaris</text:span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sp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s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n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rebee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wberr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irickso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uthi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rak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ckric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dward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lia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stu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ab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ar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rguso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etne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roe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r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orha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os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regor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iffi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gadon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amilto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milt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mlet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ammon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anse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arand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rvil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aye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eat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ndricks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ighle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offma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oldg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one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udelso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uff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ughe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ughe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cks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rvi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imenez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ohnst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emp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er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imbal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wi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owk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ucy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cDoug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rio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kowsk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yfield, V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yfield, J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cCollu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cGe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elk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ill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oor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s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y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all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awoj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ea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ewma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icosi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'Nei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erte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lson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lson, 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lson. V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rker, 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rker, 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erkin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hillip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rat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a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eev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icci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ichards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oger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sencran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chaf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hall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hmidt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lf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hipma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igl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immon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impso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mith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mithso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arne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il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ilso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apscot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rantino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ylor, JD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ylor, Joyc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omps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nto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avi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risk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royer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nderwoo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olkmann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allac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ol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atso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Waychoff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elk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ernett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ilhit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illiam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itte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oodruff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Wrigh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Wyat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Wyatt #2</text:p>
          </table:table-cell>
        </table:table-row>
        <table:table-row table:style-name="ro2">
          <table:table-cell table:style-name="Default" office:value-type="float" office:value="159" calcext:value-type="float">
            <text:p>159</text:p>
          </table:table-cell>
          <table:table-cell table:style-name="Default" office:value-type="string" calcext:value-type="string">
            <text:p>Peggy Moore</text:p>
          </table:table-cell>
        </table:table-row>
        <table:table-row table:style-name="ro2"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Buccine</text:p>
          </table:table-cell>
        </table:table-row>
        <table:table-row table:style-name="ro2">
          <table:table-cell table:style-name="Default" office:value-type="float" office:value="201" calcext:value-type="float">
            <text:p>201</text:p>
          </table:table-cell>
          <table:table-cell table:style-name="Default" office:value-type="string" calcext:value-type="string">
            <text:p>Krahulik</text:p>
          </table:table-cell>
        </table:table-row>
        <table:table-row table:style-name="ro2">
          <table:table-cell table:style-name="Default" office:value-type="float" office:value="202" calcext:value-type="float">
            <text:p>202</text:p>
          </table:table-cell>
          <table:table-cell table:style-name="Default" office:value-type="string" calcext:value-type="string">
            <text:p>Lynskey</text:p>
          </table:table-cell>
        </table:table-row>
        <table:table-row table:style-name="ro2"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Myers</text:p>
          </table:table-cell>
        </table:table-row>
        <table:table-row table:style-name="ro2">
          <table:table-cell table:style-name="Default" office:value-type="float" office:value="205" calcext:value-type="float">
            <text:p>205</text:p>
          </table:table-cell>
          <table:table-cell table:style-name="Default" office:value-type="string" calcext:value-type="string">
            <text:p>Paul He</text:p>
          </table:table-cell>
        </table:table-row>
        <table:table-row table:style-name="ro2">
          <table:table-cell table:style-name="Default" office:value-type="float" office:value="206" calcext:value-type="float">
            <text:p>206</text:p>
          </table:table-cell>
          <table:table-cell table:style-name="Default" office:value-type="string" calcext:value-type="string">
            <text:p>More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6:39:46.041250750</meta:creation-date>
    <dc:date>2016-04-10T16:53:27.954217313</dc:date>
    <meta:editing-duration>PT7M12S</meta:editing-duration>
    <meta:editing-cycles>1</meta:editing-cycles>
    <meta:document-statistic meta:table-count="1" meta:cell-count="329" meta:object-count="0"/>
    <meta:generator>LibreOffice/5.0.5.2$Linux_X86_64 LibreOffice_project/00$Build-2</meta:generator>
  </office:meta>
</office:document-meta>
</file>